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51"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52" style:family="paragraph" style:parent-style-name="Preformatted_20_Text">
      <style:paragraph-properties fo:margin-top="0cm" fo:margin-bottom="0.499cm" loext:contextual-spacing="false"/>
      <style:text-properties fo:color="#000000" style:font-name="Courier New"/>
    </style:style>
    <style:style style:name="P53"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54" style:family="paragraph" style:parent-style-name="Preformatted_20_Text">
      <style:text-properties fo:color="#000000" style:font-name="Courier New" fo:font-size="10pt" style:font-size-asian="10pt" style:font-size-complex="10pt"/>
    </style:style>
    <style:style style:name="P5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5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5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58" style:family="paragraph" style:parent-style-name="Preformatted_20_Text">
      <style:paragraph-properties fo:margin-top="0cm" fo:margin-bottom="0.499cm" loext:contextual-spacing="false"/>
      <style:text-properties fo:color="#000000" style:font-name="Courier New"/>
    </style:style>
    <style:style style:name="P59" style:family="paragraph" style:parent-style-name="Preformatted_20_Text">
      <style:text-properties fo:color="#000000" style:font-name="Courier New1" fo:font-size="10pt" officeooo:paragraph-rsid="00b7bea8" style:font-size-asian="10pt" style:font-size-complex="10pt"/>
    </style:style>
    <style:style style:name="P60" style:family="paragraph" style:parent-style-name="Text_20_body">
      <style:text-properties officeooo:paragraph-rsid="00a997d9"/>
    </style:style>
    <style:style style:name="P61" style:family="paragraph" style:parent-style-name="Text_20_body">
      <style:text-properties officeooo:paragraph-rsid="00ac6637"/>
    </style:style>
    <style:style style:name="P62" style:family="paragraph" style:parent-style-name="Text_20_body">
      <style:text-properties officeooo:paragraph-rsid="00b7bea8"/>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officeooo:rsid="00a1a0a3" style:font-size-asian="10pt" style:font-size-complex="10pt"/>
    </style:style>
    <style:style style:name="T94" style:family="text">
      <style:text-properties fo:color="#000080" style:font-name="Courier New1" fo:font-size="10pt" fo:font-weight="bold" officeooo:rsid="00a869b8" style:font-size-asian="10pt" style:font-size-complex="10pt"/>
    </style:style>
    <style:style style:name="T95" style:family="text">
      <style:text-properties fo:color="#000080" style:font-name="Courier New1" fo:font-size="10pt" fo:font-weight="bold" officeooo:rsid="00ab58cc" style:font-size-asian="10pt" style:font-size-complex="10pt"/>
    </style:style>
    <style:style style:name="T96" style:family="text">
      <style:text-properties fo:color="#000080" style:font-name="Courier New1" fo:font-size="10pt" fo:font-weight="bold" officeooo:rsid="00c16195" style:font-size-asian="10pt" style:font-size-complex="10pt"/>
    </style:style>
    <style:style style:name="T97" style:family="text">
      <style:text-properties fo:color="#660e7a" fo:font-weight="bold"/>
    </style:style>
    <style:style style:name="T98" style:family="text">
      <style:text-properties fo:color="#660e7a" style:font-name="Courier New" fo:font-weight="bold"/>
    </style:style>
    <style:style style:name="T99" style:family="text">
      <style:text-properties fo:color="#660e7a" style:font-name="Courier New" fo:font-size="10pt" fo:font-weight="bold" style:font-size-asian="10pt" style:font-size-complex="10pt"/>
    </style:style>
    <style:style style:name="T100"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01" style:family="text">
      <style:text-properties fo:color="#660e7a" style:font-name="Courier New1" fo:font-size="10pt" fo:font-weight="bold" officeooo:rsid="00a1a0a3" style:font-size-asian="10pt" style:font-size-complex="10pt"/>
    </style:style>
    <style:style style:name="T102" style:family="text">
      <style:text-properties fo:color="#660e7a" style:font-name="Courier New1" fo:font-size="10pt" fo:font-weight="bold" officeooo:rsid="00a869b8" style:font-size-asian="10pt" style:font-size-complex="10pt"/>
    </style:style>
    <style:style style:name="T103" style:family="text">
      <style:text-properties fo:color="#660e7a" style:font-name="Courier New1" fo:font-size="10pt" fo:font-weight="bold" officeooo:rsid="00ab58cc" style:font-size-asian="10pt" style:font-size-complex="10pt"/>
    </style:style>
    <style:style style:name="T104" style:family="text">
      <style:text-properties fo:color="#000000" style:font-name="Courier New"/>
    </style:style>
    <style:style style:name="T105" style:family="text">
      <style:text-properties fo:color="#000000" style:font-name="Courier New" fo:font-size="10pt" style:font-size-asian="10pt" style:font-size-complex="10pt"/>
    </style:style>
    <style:style style:name="T106"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07"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08" style:family="text">
      <style:text-properties fo:color="#000000" style:font-name="Times New Roman" fo:font-size="12pt" officeooo:rsid="00a997d9" style:font-size-asian="10.5pt" style:font-size-complex="12pt"/>
    </style:style>
    <style:style style:name="T109" style:family="text">
      <style:text-properties fo:color="#000000" style:font-name="Times New Roman" fo:font-size="12pt" officeooo:rsid="00aa3f33" style:font-size-asian="10.5pt" style:font-size-complex="12pt"/>
    </style:style>
    <style:style style:name="T110" style:family="text">
      <style:text-properties fo:color="#000000" style:font-name="Times New Roman" fo:font-size="12pt" officeooo:rsid="00ab58cc" style:font-size-asian="10.5pt" style:font-size-complex="12pt"/>
    </style:style>
    <style:style style:name="T111" style:family="text">
      <style:text-properties fo:color="#000000" style:font-name="Times New Roman" fo:font-size="12pt" officeooo:rsid="00ac6637" style:font-size-asian="10.5pt" style:font-size-complex="12pt"/>
    </style:style>
    <style:style style:name="T112" style:family="text">
      <style:text-properties fo:color="#000000" style:font-name="Times New Roman" fo:font-size="12pt" officeooo:rsid="00adf87d" style:font-size-asian="10.5pt" style:font-size-complex="12pt"/>
    </style:style>
    <style:style style:name="T113" style:family="text">
      <style:text-properties fo:color="#000000" style:font-name="Times New Roman" fo:font-size="12pt" officeooo:rsid="00aff78b" style:font-size-asian="10.5pt" style:font-size-complex="12pt"/>
    </style:style>
    <style:style style:name="T114" style:family="text">
      <style:text-properties fo:color="#000000" style:font-name="Times New Roman" fo:font-size="12pt" officeooo:rsid="00b1545b" style:font-size-asian="10.5pt" style:font-size-complex="12pt"/>
    </style:style>
    <style:style style:name="T115" style:family="text">
      <style:text-properties fo:color="#000000" style:font-name="Times New Roman" fo:font-size="12pt" officeooo:rsid="00b34e18" style:font-size-asian="10.5pt" style:font-size-complex="12pt"/>
    </style:style>
    <style:style style:name="T116" style:family="text">
      <style:text-properties fo:color="#000000" style:font-name="Times New Roman" fo:font-size="12pt" officeooo:rsid="00b47bf3" style:font-size-asian="10.5pt" style:font-size-complex="12pt"/>
    </style:style>
    <style:style style:name="T117" style:family="text">
      <style:text-properties fo:color="#000000" style:font-name="Times New Roman" fo:font-size="12pt" officeooo:rsid="00b546fe" style:font-size-asian="10.5pt" style:font-size-complex="12pt"/>
    </style:style>
    <style:style style:name="T118" style:family="text">
      <style:text-properties fo:color="#000000" style:font-name="Times New Roman" fo:font-size="12pt" officeooo:rsid="00b62d4f" style:font-size-asian="10.5pt" style:font-size-complex="12pt"/>
    </style:style>
    <style:style style:name="T119" style:family="text">
      <style:text-properties fo:color="#000000" style:font-name="Times New Roman" fo:font-size="12pt" officeooo:rsid="00b9a56c" style:font-size-asian="10.5pt" style:font-size-complex="12pt"/>
    </style:style>
    <style:style style:name="T120" style:family="text">
      <style:text-properties fo:color="#000000" style:font-name="Times New Roman" fo:font-size="12pt" officeooo:rsid="00c0a67e" style:font-size-asian="10.5pt" style:font-size-complex="12pt"/>
    </style:style>
    <style:style style:name="T121" style:family="text">
      <style:text-properties fo:color="#000000" style:font-name="Times New Roman" fo:font-size="12pt" officeooo:rsid="00c0d0d2" style:font-size-asian="10.5pt" style:font-size-complex="12pt"/>
    </style:style>
    <style:style style:name="T122" style:family="text">
      <style:text-properties fo:color="#000000" style:font-name="Times New Roman" fo:font-size="12pt" officeooo:rsid="00c16195" style:font-size-asian="10.5pt" style:font-size-complex="12pt"/>
    </style:style>
    <style:style style:name="T123" style:family="text">
      <style:text-properties fo:color="#000000" style:font-name="Times New Roman" fo:font-size="12pt" officeooo:rsid="00c4da2f" style:font-size-asian="10.5pt" style:font-size-complex="12pt"/>
    </style:style>
    <style:style style:name="T124" style:family="text">
      <style:text-properties fo:color="#000000" style:font-name="Courier New1" fo:font-size="10pt" officeooo:rsid="00a869b8" style:font-size-asian="10pt" style:font-size-complex="10pt"/>
    </style:style>
    <style:style style:name="T125" style:family="text">
      <style:text-properties fo:color="#000000" style:font-name="Courier New1" fo:font-size="10pt" officeooo:rsid="00ab58cc" style:font-size-asian="10pt" style:font-size-complex="10pt"/>
    </style:style>
    <style:style style:name="T126" style:family="text">
      <style:text-properties fo:color="#000000" style:font-name="Courier New1" fo:font-size="10pt" officeooo:rsid="00c16195" style:font-size-asian="10pt" style:font-size-complex="10pt"/>
    </style:style>
    <style:style style:name="T127" style:family="text">
      <style:text-properties fo:color="#0000ff" style:font-name="Courier New1" fo:font-size="10pt" officeooo:rsid="00a1a0a3" style:font-size-asian="10pt" style:font-size-complex="10pt"/>
    </style:style>
    <style:style style:name="T128" style:family="text">
      <style:text-properties style:font-name="Courier New1" fo:font-size="10pt" officeooo:rsid="00a1a0a3" style:font-size-asian="10pt" style:font-size-complex="10pt"/>
    </style:style>
    <style:style style:name="T129" style:family="text">
      <style:text-properties fo:font-weight="bold" officeooo:rsid="00b9a56c"/>
    </style:style>
    <style:style style:name="T130" style:family="text">
      <style:text-properties officeooo:rsid="00b9a5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3631260662147100300" text:style-name="WWNum6">
        <text:list-item>
          <text:p text:style-name="P55">Introducere</text:p>
          <text:p text:style-name="P56"/>
          <text:p text:style-name="P56">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51"><text:span text:style-name="T63">D</text:span><text:span text:style-name="T29">espre GitHub și Git</text:span></text:p>
      <text:p text:style-name="P50"><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06">BufferedImage</text:span><text:span text:style-name="T107"> </text:span><text:span text:style-name="T100">originalImage</text:span><text:span text:style-name="T107">;</text:span></text:p>
      <text:p text:style-name="P48"><text:span text:style-name="T90"><text:tab/></text:span><text:span text:style-name="T89">protected </text:span><text:span text:style-name="T104">BufferedImage </text:span><text:span text:style-name="T98">destImage</text:span><text:span text:style-name="T104">;</text:span></text:p>
      <text:p text:style-name="P52"><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05">[] </text:span><text:span text:style-name="T99">originalRedArray</text:span><text:span text:style-name="T105">;</text:span></text:p>
      <text:p text:style-name="P54"><text:span text:style-name="T87"><text:tab/>protected char</text:span>[] <text:span text:style-name="T97">originalGreenArray</text:span>;</text:p>
      <text:p text:style-name="P54"><text:span text:style-name="T87"><text:tab/>protected char</text:span>[] <text:span text:style-name="T97">originalBlueArray</text:span>;</text:p>
      <text:p text:style-name="P53"><text:span text:style-name="T87"><text:tab/>protected int</text:span>[] <text:span text:style-name="T97">originalColorArray</text:span>;</text:p>
      <text:p text:style-name="P53"><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52"><text:span text:style-name="T16"><text:tab/></text:span><text:span text:style-name="T87">protected short </text:span><text:span text:style-name="T97">w</text:span>,<text:span text:style-name="T97">h</text:span>;</text:p>
      <text:p text:style-name="P52"><text:span text:style-name="T87"><text:tab/>protected int </text:span><text:span text:style-name="T97">area</text:span>;</text:p>
      <text:p text:style-name="P52"><text:tab/><text:span text:style-name="T54">Aceste</text:span><text:span text:style-name="T55">a</text:span><text:span text:style-name="T54"> sunt variabile ajutătoare pentru alte funcții.</text:span></text:p>
      <text:p text:style-name="P52"><text:span text:style-name="T54"><text:tab/></text:span><text:span text:style-name="T93">public int </text:span><text:span text:style-name="T101">threshold</text:span><text:span text:style-name="T128">=-</text:span><text:span text:style-name="T127">1</text:span><text:span text:style-name="T128">;</text:span></text:p>
      <text:p text:style-name="Text_20_body"><text:span text:style-name="T128"><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4">protected </text:span><text:span text:style-name="T124">ImagePanel </text:span><text:span text:style-name="T102">destImagePanel</text:span><text:span text:style-name="T124">;</text:span></text:p>
      <text:p text:style-name="P60"><text:span text:style-name="T124"><text:tab/></text:span><text:span text:style-name="T108">Clasa ImagePanel a fost creata deoar</text:span><text:span text:style-name="T109">e</text:span><text:span text:style-name="T108">ce nu am reușit sa găsesc un element GUI care sa afiseze o imagine. </text:span><text:span text:style-name="T110">Acest obiect îl folosesc deasemenea în logica codului , de exemplu dacă destImagePanel == <text:s/>null atunci nu este necesar sa execut anumite bucăți de cod.</text:span></text:p>
      <text:p text:style-name="P60"><text:span text:style-name="T110"><text:tab/></text:span><text:span text:style-name="T95">protected </text:span><text:span text:style-name="T125">JobThread </text:span><text:span text:style-name="T103">lastJob</text:span><text:span text:style-name="T125">;</text:span></text:p>
      <text:p text:style-name="P61"><text:span text:style-name="T110"><text:tab/></text:span><text:span text:style-name="T108">Cl</text:span><text:span text:style-name="T111">asa JobThread a fost creata deoarece din câte am înțeles clasa Thread nu conține o metoda <text:s/></text:span><text:span text:style-name="T112">de încredere de a opri subit o linie de execuție. </text:span><text:span text:style-name="T113">Cea mai apropriata este metoda stop() , care din păcate este deprecata deoarece era considerat instabil și periculos pentru </text:span><text:span text:style-name="T114">mașina virtuala Java</text:span><text:span text:style-name="T113">.</text:span></text:p>
      <text:p text:style-name="P61"><text:span text:style-name="T113"><text:s/><text:tab/></text:span><text:span text:style-name="T115">Aceasta clasa acuma conține un boolean canceled care initial este false. </text:span><text:span text:style-name="T116">Atunci când se apeleaza setCanceled(true) , canceled va primi valoarea true. Acuma depinde de ce se afla în implementarea metodei run() , ea acuma trebuie sa verifice în mai multe puncte dacă canceled a </text:span><text:soft-page-break/><text:span text:style-name="T116">devenit true și sa apreasca execuția într-un mod curat </text:span><text:span text:style-name="T117">(</text:span><text:span text:style-name="T118">dacă sunt necesare închiderea unor streamuri sau thread-uri secundare</text:span><text:span text:style-name="T117">)</text:span><text:span text:style-name="T116">.</text:span></text:p>
      <text:p text:style-name="Text_20_body"><text:span text:style-name="T60"><text:tab/></text:span><text:span text:style-name="T94">protected final </text:span><text:span text:style-name="T124">Object </text:span><text:span text:style-name="T102">jobLock</text:span><text:span text:style-name="T124">=</text:span><text:span text:style-name="T94">new </text:span><text:span text:style-name="T124">Object();</text:span></text:p>
      <text:p text:style-name="P62"><text:span text:style-name="T60"><text:tab/></text:span><text:span text:style-name="T119">Folosit atunci când un vectorizator dorește crearea unui nou jobThread sau oprirea celui curent.</text:span></text:p>
      <text:p text:style-name="P59"><text:span text:style-name="T129"><text:tab/></text:span><text:span text:style-name="T88">public abstract void </text:span><text:span text:style-name="T130">startJob();</text:span></text:p>
      <text:p text:style-name="P52"><text:span text:style-name="T87"><text:tab/>public abstract void </text:span>cancelLastJob();</text:p>
      <text:p text:style-name="P62"><text:span text:style-name="T119"><text:tab/></text:span><text:span text:style-name="T120">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21">Abia după ce s-a terminat ultimul thread se poate crea unul nou în siguranța.</text:span><text:span text:style-name="T122"> Metoda cancelLastJob() executa la fel în afara de crearea unui nou thread.</text:span></text:p>
      <text:p text:style-name="P62"><text:span text:style-name="T122"><text:tab/></text:span><text:span text:style-name="T96">public abstract void </text:span><text:span text:style-name="T126">exportToSVG(OutputStream os,</text:span><text:span text:style-name="T96">boolean </text:span><text:span text:style-name="T126">isCompressed);</text:span></text:p>
      <text:p text:style-name="P62"><text:span text:style-name="T122"><text:tab/></text:span><text:span text:style-name="T123">Atunci când se dorește exportarea rezultatului curent în format SVG sau SVGZ, se deschide un fisier , se obtine OutputStream-ul lui , se alege dacă va fi exportat comprimat sau nu , și se apeleaza funct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7T01:27:56.880000000</dc:date>
    <meta:editing-duration>PT15H19M45S</meta:editing-duration>
    <meta:editing-cycles>172</meta:editing-cycles>
    <meta:generator>LibreOffice/4.4.4.3$Windows_x86 LibreOffice_project/2c39ebcf046445232b798108aa8a7e7d89552ea8</meta:generator>
    <meta:document-statistic meta:table-count="1" meta:image-count="2" meta:object-count="0" meta:page-count="10" meta:paragraph-count="133" meta:word-count="3101" meta:character-count="20286" meta:non-whitespace-character-count="17091"/>
  </office:meta>
</office:document-meta>
</file>